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Text_20_body">
      <style:paragraph-properties fo:background-color="#eeeeee">
        <style:background-image/>
      </style:paragraph-properties>
      <style:text-properties fo:language="en" fo:country="US"/>
    </style:style>
    <style:style style:name="P119" style:family="paragraph" style:parent-style-name="First_20_line_20_indent">
      <style:paragraph-properties fo:background-color="#eeeeee">
        <style:background-image/>
      </style:paragraph-properties>
      <style:text-properties fo:language="ru" fo:country="RU"/>
    </style:style>
    <style:style style:name="P12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1" style:family="paragraph" style:parent-style-name="Text_20_body">
      <style:paragraph-properties fo:margin-left="0cm" fo:margin-right="0cm" fo:text-align="justify" style:justify-single-word="false" fo:text-indent="0cm" style:auto-text-indent="false"/>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center"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background-color="#eeeeee">
        <style:background-image/>
      </style:paragraph-properties>
    </style:style>
    <style:style style:name="P154" style:family="paragraph" style:parent-style-name="Heading_20_2">
      <style:paragraph-properties fo:background-color="#eeeeee">
        <style:background-image/>
      </style:paragraph-properties>
      <style:text-properties fo:language="ru" fo:country="RU"/>
    </style:style>
    <style:style style:name="P15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6" style:family="paragraph" style:parent-style-name="Text_20_body" style:list-style-name="L1">
      <style:paragraph-properties fo:text-align="justify" style:justify-single-word="false"/>
    </style:style>
    <style:style style:name="P157" style:family="paragraph" style:parent-style-name="Text_20_body" style:list-style-name="L1">
      <style:paragraph-properties fo:text-align="justify" style:justify-single-word="false"/>
      <style:text-properties fo:language="ru" fo:country="RU"/>
    </style:style>
    <style:style style:name="P158" style:family="paragraph" style:parent-style-name="Text_20_body" style:list-style-name="L2">
      <style:paragraph-properties fo:text-align="justify" style:justify-single-word="false"/>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65"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6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71" style:family="paragraph" style:parent-style-name="Text_20_body">
      <style:paragraph-properties fo:margin-left="0cm" fo:margin-right="0cm" fo:text-align="justify" style:justify-single-word="false" fo:text-indent="0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lt;26-<text:span text:style-name="T1">е июля</text:span>&gt;<text:span text:style-name="T1"> — совещание в зале стратегического планирования</text:span></text:p>
      <text:p text:style-name="P69"/>
      <text:h text:style-name="Heading_20_2" text:outline-level="2"><text:soft-page-break/>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3">Розовые глазки</text:p>
      <text:p text:style-name="P11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1"/>
      <text:h text:style-name="Heading_20_2" text:outline-level="2">Идеи</text:h>
      <text:list xml:id="list2645836075779942303" text:style-name="L1">
        <text:list-item>
          <text:p text:style-name="P156">добавить детектив <text:span text:style-name="T1">(реализовано)</text:span>+ магические уроки/трактаты Старсвирла (реализовано)</text:p>
        </text:list-item>
        <text:list-item>
          <text:p text:style-name="P157">Терра несколько раз пытается убить Макса (один раз — в аквапарке). Несколько раз Макса спасает Селестия (даёт приказы Нексусу)</text:p>
        </text:list-item>
        <text:list-item>
          <text:p text:style-name="P157">Книги:</text:p>
        </text:list-item>
      </text:list>
      <text:list xml:id="list4569247006174181" text:style-name="L2">
        <text:list-item>
          <text:p text:style-name="P158">«Великие грифоны прошлого» - из канона (5<text:span text:style-name="T9">s8e)</text:span></text:p>
        </text:list-item>
        <text:list-item>
          <text:p text:style-name="P158">«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5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8">Дасти Вейфарер «Зебрианская культура, быт и фольклор»</text:p>
        </text:list-item>
        <text:list-item>
          <text:p text:style-name="P158">«Краткая история Эквестрии»</text:p>
        </text:list-item>
        <text:list-item>
          <text:p text:style-name="P158">«Шедевры архитектуры Эквестрии» с разделом о Кантерлотском Королевском Дворце</text:p>
        </text:list-item>
        <text:list-item>
          <text:p text:style-name="P158">«Великие дела и великие чары». Страница 893: …</text:p>
        </text:list-item>
        <text:list-item>
          <text:p text:style-name="P158">«<text:span text:style-name="T63">Природа Проклятий</text:span>» - обмен</text:p>
        </text:list-item>
        <text:list-item>
          <text:p text:style-name="P158"><text:span text:style-name="T63">«Магия для Чайников»</text:span> - обмен</text:p>
        </text:list-item>
        <text:list-item>
          <text:p text:style-name="P158"><text:span text:style-name="T63">«Энциклопедия Арканум»</text:span> - обмен</text:p>
        </text:list-item>
        <text:list-item>
          <text:p text:style-name="P158">«О Гейсах» - обмен</text:p>
        </text:list-item>
        <text:list-item>
          <text:p text:style-name="P158">«<text:span text:style-name="T63">Тайны Тайных Наук</text:span>» - обмен</text:p>
        </text:list-item>
        <text:list-item>
          <text:p text:style-name="P161">«Основы Заклятий» - обмен</text:p>
        </text:list-item>
        <text:list-item>
          <text:p text:style-name="P15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859422578900976321"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text:soft-page-break/>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63">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text:soft-page-break/>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1">Единорог. Холост, молод, мечтателен. Живёт в Кантерлоте. В свободное время рисует облака.</text:p>
      <text:h text:style-name="Heading_20_3" text:outline-level="3">Алекс</text:h>
      <text:p text:style-name="P121">Менеджер проектов, над одним из которых (Нексус) работает Макс.</text:p>
      <text:h text:style-name="Heading_20_3" text:outline-level="3">Ростик</text:h>
      <text:p text:style-name="P121">Лидер команды тестировщиков</text:p>
      <text:h text:style-name="Heading_20_3" text:outline-level="3">Стас</text:h>
      <text:p text:style-name="P121">Программист-новичок в команде Макса.</text:p>
      <text:h text:style-name="Heading_20_3" text:outline-level="3">Рома</text:h>
      <text:p text:style-name="P121">Программист в команде UI-программистов</text:p>
      <text:h text:style-name="Heading_20_3" text:outline-level="3">Анджела</text:h>
      <text:p text:style-name="P121">Сисадмин. Флиртует с Максом.</text:p>
      <text:p text:style-name="P121"/>
      <text:h text:style-name="Heading_20_2" text:outline-level="2">Положения</text:h>
      <text:p text:style-name="P121">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0"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3">***</text:p>
      <text:p text:style-name="P123"/>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287097129966226724" text:style-name="L4">
        <text:list-item>
          <text:p text:style-name="P16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1"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0"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9">– </text:span>Ты?!</text:p>
      <text:p text:style-name="P104"><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9">– М</text:span>ожет тогда, ты скажешь, что в нём пошло не так и почему к вам попал я, а не сверхаликорн?</text:p>
      <text:p text:style-name="P104"><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2"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углу в кресле развалился Дискорд и плевал в потолок. Прилетало, почему-то, мне.</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 Отклонившись назад, я едва увернулся от очередного дискордового плевка «в потолок».</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Я взял со стола яблоко поувесистей и стал как бы невзначай подбрасывать его в руке.</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text:soft-page-break/>–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снова плюнул. Я снова увернулся и засёк «портал» на потолке, с которого прилетали плевки.</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запасец магии на чёрный день в Эогиппе.</text:p>
      <text:p text:style-name="P51">Луна задумалась. Потом вытащила выдвижной ящик из столика. Порывшись в нём магией, она извлекла на свет кучу палочек из-под мороженного, высохшее в камень пирожное, четыре леденца на палочке и <text:span text:style-name="T9">&lt;&gt;</text:span>. Всё это, кроме <text:span text:style-name="T9">&lt;&gt;, </text:span>отправилось в мусорную корзину.</text:p>
      <text:p text:style-name="P51"/>
      <text:p text:style-name="P51"/>
      <text:p text:style-name="P51"/>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3"/>
      <text:p text:style-name="P51">Сумерки укутывали землю пушистым одеялом. Я сидел, прислонившись к скале, любовался проплывающим внизу лесом и и лениво отвечал Дэш.</text:p>
      <text:p text:style-name="P107"><text:span text:style-name="T9">–</text:span> Ну хорошо, а кто вами правит? Аликорн? Драконикус? Какой-нибудь человек с рогом во лбу? Или у вас нет правителя?</text:p>
      <text:p text:style-name="P107"><text:span text:style-name="T9">–</text:span> Нет, почему? Правитель есть. Только он не постоянный. Его избирают. Раз в несколько лет.</text:p>
      <text:p text:style-name="P10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text:p>
      <text:p text:style-name="P108"/>
      <text:p text:style-name="P109">&lt;<text:span text:style-name="T1">Дэш хочет последовать за Максом. Он её отговаривает.</text:span>&gt;</text:p>
      <text:p text:style-name="P108"/>
      <text:p text:style-name="P109">&lt;<text:span text:style-name="T1">Совещание у Луны перед штурмом <text:s/>+ шестёрка+Макс+Дискорд</text:span>&gt;</text:p>
      <text:p text:style-name="P42">&lt;<text:span text:style-name="T1">Ночь перед штурмом</text:span>&gt;</text:p>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5"><text:soft-page-break/><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0"/>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5"><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6"/>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4"/>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text:soft-page-break/>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3" text:outline-level="2">Сон Рэрити</text:h>
      <text:p text:style-name="P76"/>
      <text:p text:style-name="P77">***</text:p>
      <text:p text:style-name="P84">&lt;<text:span text:style-name="T22">На Терре Селестия, будучи в компьютере, случайно пробуждает в Нексусе активный интеллект.</text:span>&gt;</text:p>
      <text:p text:style-name="P76"/>
      <text:h text:style-name="P153" text:outline-level="2">Рейд пони-рэйнджеров</text:h>
      <text:p text:style-name="P76"/>
      <text:p text:style-name="P87">(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3" text:outline-level="2"/>
      <text:h text:style-name="P153"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h text:style-name="P153" text:outline-level="2">Поиск решения</text:h>
      <text:p text:style-name="P115"/>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3"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oft-page-break/><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text:soft-page-break/>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text:soft-page-break/>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text:soft-page-break/>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3"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text:soft-page-break/>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3"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text:soft-page-break/>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text:soft-page-break/>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3"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text:soft-page-break/>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text:soft-page-break/>–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3" text:outline-level="2">След?</text:h>
      <text:p text:style-name="P115"/>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text:soft-page-break/>–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text:soft-page-break/>–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text:soft-page-break/>–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3"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oft-page-break/><text:span text:style-name="T9">– </text:span>Вы можете связываться со мной раз в месяц по коридору.</text:p>
      <text:p text:style-name="P9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5657936615033508676"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20628732" text:continue-numbering="true" text:style-name="L5">
        <text:list-header>
          <text:p text:style-name="P166">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03165" text:continue-numbering="true" text:style-name="L5">
        <text:list-header>
          <text:p text:style-name="P166">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31036"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3"/>
      <text:h text:style-name="P154" text:outline-level="2">Почти.</text:h>
      <text:p text:style-name="P116"/>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4" text:outline-level="2">Дискорд</text:h>
      <text:p text:style-name="P115"/>
      <text:p text:style-name="P116">Девушки поспешно собирались, пока я растолковывал им задачу.</text:p>
      <text:p text:style-name="P116"><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9">– </text:span>Это тот твой приятель, который разбился с полгода назад? – спросила Эпплджек.</text:p>
      <text:p text:style-name="P116"><text:span text:style-name="T9">– </text:span>Да, это он.</text:p>
      <text:p text:style-name="P116"><text:soft-page-break/><text:span text:style-name="T9">– </text:span>А как мы попадём в его квартиру? Там сейчас кто-то живёт? – Флаттершай прыгала на одной ноге, натягивая кед.</text:p>
      <text:p text:style-name="P116"><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9">– </text:span>Макс, что случилось? У нас проблемы?</text:p>
      <text:p text:style-name="P117"><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9">– </text:span>Нет нужды. Лучше станьте-ка сзади меня так, чтобы заслонить от этих бабулек и от вооон той камеры наблюдения.</text:p>
      <text:list xml:id="list8263911976397342706"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9"><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9"><text:span text:style-name="T9">– </text:span>Макс, тут окно разбито! И верёвка какая-то висит. – крикнула Флаттершай из кухни.</text:p>
      <text:p text:style-name="P139"><text:span text:style-name="T9">–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9">–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9">– </text:span>Оп-па! – пробормотала Эпплджек. – Нежданчик!</text:p>
      <text:p text:style-name="P139"><text:span text:style-name="T9">– </text:span>Ты, я вижу, времени не терял, – моя рука под прикрытием стола медленно тянулась к тяжёлой фарфоровой кружке, стоящей на краю.</text:p>
      <text:p text:style-name="P119"><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9"><text:span text:style-name="T9">– </text:span>А почему ты вообще решил искать нас тут? – спросила Эпплджек. – Приехал бы домой. Мы б тебя чаем напоили.</text:p>
      <text:p text:style-name="P119"><text:span text:style-name="T9">–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9"><text:span text:style-name="T9">– </text:span>С кем это вы тут разговариваете?</text:p>
      <text:list xml:id="list5055181024580640266" text:style-name="L7">
        <text:list-header>
          <text:p text:style-name="P15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9">– Жанна, Флатти, хватайте ноут и на выход! Я с ним разберусь! Не теряйте вре...!</text:p>
      <text:p text:style-name="P119">– ТЫ ИДИО...!!!</text:p>
      <text:p text:style-name="P119">Дискорд <text:s/>зорал одновременно со мной, прикрываясь от меня руками, когда раздался оглушительный</text:p>
      <text:p text:style-name="P119">...</text:p>
      <text:p text:style-name="P120">БАХ!!!</text:p>
      <text:p text:style-name="P119">…</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3" text:outline-level="2"><text:soft-page-break/>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text:soft-page-break/>–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2">– И что? – продолжила его мысль Эпплджек.</text:p>
      <text:p text:style-name="P132">–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text:soft-page-break/>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8"/>
      <text:h text:style-name="P153"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text:soft-page-break/>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18">&lt;<text:span text:style-name="T58">Queen - Flash</text:span>&gt;</text:p>
      <text:p text:style-name="P95">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Ключевое слово - <text:span text:style-name="T29">непротиворечивому</text:span></text:p>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text:soft-page-break/>–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9">–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9">–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5">–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5">Я покачал головой.</text:p>
      <text:p text:style-name="P9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5">- Поверь, Макс, всё не так, как ты думаешь! Если бы у меня был шанс переиграть всё по новому! Клянусь, всё было бы совсем по другому!</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03">Мне очень хочется, чтобы мы смогли встретиться в другое время, при других обстоятельствах. Быть может, у нас всё было бы по иному.</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7599979425895749457" text:style-name="L8">
        <text:list-header>
          <text:p text:style-name="P169">(<text:span text:style-name="T28">Луна — как повелительница снов, слышала разговор Макса с Анакорном</text:span>)</text:p>
          <text:p text:style-name="P170"/>
        </text:list-header>
      </text:list>
      <text:p text:style-name="P129">***</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4">-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oft-page-break/><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53" text:outline-level="2">Земля</text:h>
      <text:p text:style-name="P96">&lt;<text:span text:style-name="T58">Daft Punk – Get Lucky</text:span>&gt;</text:p>
      <text:p text:style-name="P96"/>
      <text:p text:style-name="P9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2T00:43:20</dc:date>
    <meta:editing-duration>P105DT10H10M29S</meta:editing-duration>
    <meta:editing-cycles>6408</meta:editing-cycles>
    <meta:generator>OpenOffice/4.1.1$Win32 OpenOffice.org_project/411m6$Build-9775</meta:generator>
    <dc:creator>макс </dc:creator>
    <meta:document-statistic meta:table-count="0" meta:image-count="0" meta:object-count="0" meta:page-count="190" meta:paragraph-count="3971" meta:word-count="89983" meta:character-count="573444"/>
  </office:meta>
</office:document-meta>
</file>